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132cm" fo:margin-bottom="0.132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ato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132cm" fo:margin-bottom="0.132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ato" fo:font-size="12pt" fo:letter-spacing="normal" fo:font-style="normal" fo:font-weight="normal" officeooo:paragraph-rsid="001ab03c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ato" fo:font-size="12pt" fo:letter-spacing="normal" fo:font-style="normal" fo:font-weight="normal"/>
    </style:style>
    <style:style style:name="T1" style:family="text">
      <style:text-properties style:font-name="inherit" fo:font-size="9.75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 algumas situações, para a implementação de um sistema computacional, não se conhece, previamente, qual o tamanho da massa de dados que será efetivamente manipulada. Em tais casos, pode ser usado o recurso de alocação dinâmica de memória. Com tal recurso, uma região de memória poderá ser alocada, sob demanda de modo a tornar o programa mais flexível em relação à quantidade de itens a serem manipulados. Essa flexibilidade torna o programa escalável.</text:p>
      <text:p text:style-name="P1">O objetivo desta questão é exercitar a manipulação de ponteiros em um cenário onde se exige a alocação dinâmica de memória através da implementação de um programa computacional.</text:p>
      <text:p text:style-name="P1">Antes de falarmos das funcionalidades do programa a ser implementado, convém mencionar que, em algumas situações o espaço previamente alocado deve ser redimensionado devido, à por exemplo, um aumento ou diminuição inesperada na quantidade de itens manipulados. Para realizar o redimensionamento, pode-se, na linguagem C, utilizar a função “realloc()”. Essa função segue a seguinte sintaxe:</text:p>
      <text:p text:style-name="P1">void *realloc (void *ptr_original, size_t);</text:p>
      <text:p text:style-name="P3">A função “realloc()” retorna a posição do bloco realocado com a nova dimensão. No trecho de código acima, o parâmetro “ptr_original” representa o bloco previamente alocado com a função “malloc()” ou “calloc()”. Detalhes destas funções, inclusive a “realloc()” poderão ser obtidas acessando-se (GARCIA, 2016) através do link: <text:span text:style-name="T1">&lt;https://www.embarcados.com.br/ponteiro-em-c-alocacao-dinamica/&gt;.</text:span></text:p>
      <text:p text:style-name="P1">Para a realização desta atividade, suponha a necessidade de cadastrar clientes de uma loja. Por ser uma loja nova e com produtos inovadores, pouco se sabe do mercado a ser atingido, sendo assim, não se sabe a quantidade de clientes poderão ser cadastrados. Estima-se, inicialmente, em 10 clientes. Cada cliente terá os seguintes<text:line-break/>campos:</text:p>
      <text:p text:style-name="P1">- nome (suponha um nome com, no máximo, 30 caracteres)</text:p>
      <text:p text:style-name="P1">- ano de nascimento</text:p>
      <text:p text:style-name="P1">- montante de gastos realizados no mês (quanto o clinte pagou em suas compras dentro do mês corrente)</text:p>
      <text:p text:style-name="P1">Para tanto, o sistema deverá oferecer as seguintes funcionalidades:</text:p>
      <text:p text:style-name="P1">- incluir um novo cliente</text:p>
      <text:p text:style-name="P2">- remover cliente</text:p>
      <text:p text:style-name="P2">- atualizar o montante de compras do cliente realizadas no mês corrente</text:p>
      <text:p text:style-name="P1">- zerar todos os montantes de compras por ocasião da virada de mês</text:p>
      <text:p text:style-name="P1">- listar o cliente melhor comprador</text:p>
      <text:p text:style-name="P1">- exibir um montante de compras de um cliente específico.</text:p>
      <text:p text:style-name="P1"><text:soft-page-break/>O programa deverá, ainda, prever a situação que a quantidade de clientes a ser cadastrados supere a previsão inicial. Neste caso, quando o espaço de memória destinado a receber dados dos clientes estiver cheia, deve-se ampliar esse espaço – sempre em blocos de 10.</text:p>
      <text:p text:style-name="P1">Poste o código, implementado em C, em seu portfólio.</text:p>
      <text:p text:style-name="P1">Bons Estudos!</text:p>
      <text:p text:style-name="P1">Referência DEITEL, P. J.; DEITEL, H. C: Como Programar. 6. Ed. São Paulo: Pearson Prentice Hall, 2011. [Recurso eletrônico, Biblioteca Virtual Universitária]</text:p>
      <text:p text:style-name="P3">GARCIA, F. D. Ponteiro em C: Alocação Dinâmica de Memória. Publicado em 08/01/2016. Disponível em <text:span text:style-name="T1">&lt;https://www.embarcados.com.br/ponteiro-em-c-alocacao-dinamica/&gt;.</text:span> Acesso em 05/07/2019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3:36:46.100844380</meta:creation-date>
    <dc:date>2019-10-26T01:52:41.596560874</dc:date>
    <meta:editing-duration>PT1H55M25S</meta:editing-duration>
    <meta:editing-cycles>1</meta:editing-cycles>
    <meta:document-statistic meta:table-count="0" meta:image-count="0" meta:object-count="0" meta:page-count="2" meta:paragraph-count="21" meta:word-count="448" meta:character-count="2972" meta:non-whitespace-character-count="2544"/>
    <meta:generator>LibreOffice/6.0.7.3$Linux_X86_64 LibreOffice_project/00m0$Build-3</meta:generator>
  </office:meta>
</office:document-meta>
</file>